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23.2mm"/>
    </style:style>
    <style:style style:name="co7" style:family="table-column">
      <style:table-column-properties fo:break-before="auto" style:column-width="19.56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29.07mm"/>
    </style:style>
    <style:style style:name="co10" style:family="table-column">
      <style:table-column-properties fo:break-before="auto" style:column-width="22.86mm"/>
    </style:style>
    <style:style style:name="co11" style:family="table-column">
      <style:table-column-properties fo:break-before="auto" style:column-width="22.33mm"/>
    </style:style>
    <style:style style:name="co12" style:family="table-column">
      <style:table-column-properties fo:break-before="auto" style:column-width="21.2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15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fo:color="#3333cc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style:text-outline="false" fo:font-style="normal" style:text-line-through-type="none" style:text-underline-style="none" style:text-underline-color="font-color" fo:font-weight="bold" fo:font-size="12pt" fo:text-shadow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1"/>
          <table:table-cell table:number-columns-repeated="101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table:number-columns-repeated="1014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Criteria" table:base-cell-address="$'Baza danych'.$A$1" table:cell-range-address="#REF!"/>
          <table:named-range table:name="Excel_BuiltIn_Extract" table:base-cell-address="$'Baza danych'.$A$1" table:cell-range-address="#REF!"/>
          <table:named-range table:name="Excel_BuiltIn__FilterDatabase" table:base-cell-address="$'Baza danych'.$A$1" table:cell-range-address="$'Baza danych'.$A$4:.$G$103"/>
        </table:named-expressions>
      </table:table>
      <table:table table:name="Zadanie" table:style-name="ta2">
        <office:forms form:automatic-focus="false" form:apply-design-mode="false"/>
        <table:table-column table:style-name="co9" table:default-cell-style-name="ce5"/>
        <table:table-column table:style-name="co8" table:number-columns-repeated="1023" table:default-cell-style-name="Default"/>
        <table:table-row table:style-name="ro2">
          <table:table-cell table:style-name="ce20" office:value-type="string" calcext:value-type="string">
            <text:p>1. W arkuszu <text:span text:style-name="T1">w3</text:span><text:span text:style-name="T2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2. W arkuszu <text:span text:style-name="T1">kobiety</text:span><text:span text:style-name="T2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3. W arkuszu <text:span text:style-name="T1">staż pracy</text:span><text:span text:style-name="T2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4. W arkuszu <text:span text:style-name="T1">w2 M w5 K</text:span><text:span text:style-name="T2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1018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101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5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1" table:number-rows-repeated="3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24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1024" table:default-cell-style-name="Default"/>
        <table:table-row table:style-name="ro1"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cessDatabase" table:base-cell-address="$'Baza danych'.$A$1" table:expression="&quot;C:\WINDOWS\Profiles\zbych\Pulpit\baza.mdb&quot;"/>
        <table:named-expression table:name="Access_Button" table:base-cell-address="$'Baza danych'.$A$1" table:expression="&quot;baza_Baza_danych_Lista&quot;"/>
        <table:named-range table:name="baza_Baza_danych_Lista" table:base-cell-address="$'Baza danych'.$A$1" table:cell-range-address="$'Baza danych'.$A$4:.$G$67"/>
      </table:named-expressions>
      <table:database-ranges>
        <table:database-range table:name="__Anonymous_Sheet_DB__0" table:target-range-address="'Baza danych'.D4:'Baza danych'.E103">
          <table:filter table:target-range-address="'w2 M w5 K'.A1" table:condition-source-range-address="'Baza danych'.I4:'Baza danych'.J6">
            <table:filter-or>
              <table:filter-and>
                <table:filter-condition table:field-number="0" table:value="w2" table:operator="="/>
                <table:filter-condition table:field-number="1" table:value="M" table:operator="="/>
              </table:filter-and>
              <table:filter-and>
                <table:filter-condition table:field-number="0" table:value="w5" table:operator="="/>
                <table:filter-condition table:field-number="1" table:value="K" table:operator="="/>
              </table:filter-and>
            </table:filter-or>
          </table:filter>
        </table:database-range>
        <table:database-range table:name="__Anonymous_Sheet_DB__2" table:target-range-address="w3.A1:w3.G29"/>
        <table:database-range table:name="__Anonymous_Sheet_DB__3" table:target-range-address="kobiety.A4:kobiety.G70"/>
        <table:database-range table:name="__Anonymous_Sheet_DB__4" table:target-range-address="'Staż pracy &lt; 3 lat'.A4:'Staż pracy &lt; 3 lat'.G34"/>
        <table:database-range table:name="__Anonymous_Sheet_DB__5" table:target-range-address="'w2 M w5 K'.A1:'w2 M w5 K'.B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7-04-12T07:50:27.638948745</dc:date>
    <meta:editing-cycles>2</meta:editing-cycles>
    <meta:editing-duration>PT23M33S</meta:editing-duration>
    <meta:generator>LibreOffice/5.2.6.2$Linux_X86_64 LibreOffice_project/20m0$Build-2</meta:generator>
    <meta:document-statistic meta:table-count="6" meta:cell-count="1637" meta:object-count="0"/>
  </office:meta>
</office:document-meta>
</file>